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fo:font-size="16pt" fo:font-weight="normal" style:font-size-asian="16pt" style:font-weight-asian="normal" style:font-size-complex="16pt" style:font-weight-complex="normal"/>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text-properties fo:font-size="14pt" fo:font-weight="normal" style:font-size-asian="14pt" style:font-weight-asian="normal" style:font-size-complex="14pt"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tudio estadísticas pasado</text:p>
      <text:p text:style-name="P1"/>
      <text:p text:style-name="P1"/>
      <text:p text:style-name="P4">-Estudio de configuraciones y formas de gestionar las operaciones con datos del pasado y de forma automática.</text:p>
      <text:p text:style-name="P4"/>
      <text:p text:style-name="P2">-Versión 1:</text:p>
      <text:p text:style-name="P4"/>
      <text:p text:style-name="P5">-Dos velas para que se active desde que me da la señal. Es decir, si la siguiente vela desde mi señal no se toma el alto pero la siguiente se toma el alto de la esta segunda estaré entrando en la operación.</text:p>
      <text:p text:style-name="P5"/>
      <text:p text:style-name="P5">-Stop más amplio entre mi entrada y la señal y más 0.03$.</text:p>
      <text:p text:style-name="P5"/>
      <text:p text:style-name="P5"/>
      <text:p text:style-name="P5">-Reglas señal:</text:p>
      <text:p text:style-name="P5"/>
      <text:p text:style-name="P5">-MM20 actual mayor que la de hace 5.</text:p>
      <text:p text:style-name="P5">-MM20 de hace 5 mayor que la de hace 10. </text:p>
      <text:p text:style-name="P5"/>
      <text:p text:style-name="P5">-MM8 actual mayor que la de hace 5.</text:p>
      <text:p text:style-name="P5">-MM8 de hace 5 mayor que la de hace 10.</text:p>
      <text:p text:style-name="P5"/>
      <text:p text:style-name="P5">-Alto actual menor que en anterior.</text:p>
      <text:p text:style-name="P5">-Alto antior menor que el de hace 2 velas. </text:p>
      <text:p text:style-name="P4"/>
      <text:p text:style-name="P4">-Gestión <text:s/>de la operación:</text:p>
      <text:p text:style-name="P4"/>
      <text:p text:style-name="P5">-Con 1:1 muevo mi stop a BE.</text:p>
      <text:p text:style-name="P5">-Con 2:1 empiezo a usar el trailing stop.</text:p>
      <text:p text:style-name="P5">-Con el rompimiento vela a vela tomo la mitad de mi operación pero tiene que estar por encima de 2:1.</text:p>
      <text:p text:style-name="P5">-Con el rompimiento de la mm8 me salgo de la operación aunque no esté por encima de 2:1 pero tiene que haber llegado a BE primero.</text:p>
      <text:p text:style-name="P5"/>
      <text:p text:style-name="P5"/>
      <text:p text:style-name="P6">-Versión 1.0.1:</text:p>
      <text:p text:style-name="P4"/>
      <text:p text:style-name="P5">-Igual que la versión anterior, lo único que voy a cambiar es colocar mi stop al 0.05$ bajo si señal en lugar de 0.03$.</text:p>
      <text:p text:style-name="P5"/>
      <text:p text:style-name="P5">-Ninguna diferencia destacable, mejora un poco mi porcentaje de acierto pero a costa de un beneficios versus riesgo un poco peor, no tiene ninguna gran consecuencia, tanto el beneficio como el beneficio por operación son prácticamente iguales. </text:p>
      <text:p text:style-name="P5"/>
      <text:p text:style-name="P5">-Voy a utilizar esta versión en adelante ya que se acerca un poco más a la realidad dado el deslizamiento. </text:p>
      <text:p text:style-name="P5"/>
      <text:p text:style-name="P5">-Ahora voy a analizar las éstadísticas por ubicación en las siguientes versiones, con esto me refiero a sobre la mm200, sobre la mm20 y sobre la mm8, empezaré con la mm200 si tiene un impacto claro lo usaré en adelante.</text:p>
      <text:p text:style-name="P2"/>
      <text:p text:style-name="P2"/>
      <text:p text:style-name="P2">-Versión 1.1.1:</text:p>
      <text:p text:style-name="P5"/>
      <text:p text:style-name="P5">-Igual que la versión 1.01 pero teniendo en consideración la mm200, por encima de la mm200 solo puedo comprar, por debajo solo cortos. </text:p>
      <text:p text:style-name="P5"/>
      <text:p text:style-name="P5">-Nota: para la mm200 voy a tener que reducir mucho el número de operaciones ya que los primeros 200 datos no los voy a poder usar, por lo <text:s/>que aunmentaré los datos para tratar de alcanzar el número de opreciones cercano al de las versiones anteriores.</text:p>
      <text:p text:style-name="P5"/>
      <text:p text:style-name="P5">-El resultado es muy curioso ya que el resultado total si que es verde que es peor, con un pocentaje de acierto y R/B peores y un beneficio por acciones mucho menor pero sin embargo lo curioso es que en caso de los largos mejoran pero sin embargo los cortos empeoran bastante. Por ahora no voy a seguir del todo por aquí ya qui la mejora de los largos no es lo bastante significativa, lo que me gustaría ver son las estadísticas a la inversa, los largos por debajo de la mm200 y los cortos por encima.</text:p>
      <text:p text:style-name="P5"/>
      <text:p text:style-name="P5"/>
      <text:p text:style-name="P2">-Versión 1.1.2:</text:p>
      <text:p text:style-name="P5"/>
      <text:p text:style-name="P5">-Podría considerarse el opuesto de la anterior, todo igual pero con los largos por debajo de la mm200 y los cortos por encima. </text:p>
      <text:p text:style-name="P5"/>
      <text:p text:style-name="P5"/>
      <text:p text:style-name="P5"/>
      <text:p text:style-name="P5"/>
      <text:p text:style-name="P5"/>
      <text:p text:style-name="P2"><text:soft-page-break/>-Versión 1.2.1:</text:p>
      <text:p text:style-name="P5"/>
      <text:p text:style-name="P5">-Igual que la versión 1.01 pero teniendo en consideración la mm20, sólo la mm20, teniendo en cuenta la activación no la señal, la entrada tiene que estar por encima de la mm20 para los largos o por debajo para los cortos.</text:p>
      <text:p text:style-name="P5"/>
      <text:p text:style-name="P5"/>
      <text:p text:style-name="P2">-Versión 1.3.1:</text:p>
      <text:p text:style-name="P5"/>
      <text:p text:style-name="P5">-Igual que la versión 1.01 pero teniendo en consideración la mm8, sólo la mm8, teniendo en cuenta la activación no la señal, la entrada tiene que estar por encima de la mm8 para los largos o por debajo para los cortos. Tamoco es realmente relevante.</text:p>
      <text:p text:style-name="P5"/>
      <text:p text:style-name="P5"/>
      <text:p text:style-name="P2">-Versión 1.4.1:</text:p>
      <text:p text:style-name="P5"/>
      <text:p text:style-name="P5">-Igual que la versión 1.01 pero la señal de entrada debe estar sobre la mm8 y mm20, sobre las dos, el alto sobre la mm8 y el bajo por debajo de la mm20. </text:p>
      <text:p text:style-name="P5"/>
      <text:p text:style-name="P2">-Versión 1.5.1:</text:p>
      <text:p text:style-name="P5"/>
      <text:p text:style-name="P5">-Igual que la versión 1.01 pero esta vez voy a incorporar el ATR (timeperiod=14), en una primera pasado voy a usarlo para calcular el promedio que me dan las operaciones ganadoras y a continuación <text:s/>podré como requisito que para tomar la operación el atr debe ser mayor que ese promedio.</text:p>
      <text:p text:style-name="P5"/>
      <text:p text:style-name="P5">-Voy a hacer una <text:s/>primera prueba con el atr en 0,24 <text:s/>tanto para largos como para cortos, para tomar la operación el atr debe superar 0,24.</text:p>
      <text:p text:style-name="P5"/>
      <text:p text:style-name="P5">-Me he dado cuenta de que el atr es muy dependiente del precio de la acción, 0,24 era normal para las operaciones de alto precio pero muy raro para las de bajo por lo que lo que voy a hacer es dar una pasada de nuevo solo para calcular el promedio para cada acción y luego usar uno más acorde con el rango de precio. Voy a subir a 20 vueltas para tener un promedio mejor. </text:p>
      <text:p text:style-name="P5"/>
      <text:p text:style-name="P5">-Ahora he visto que realmente la eficacia del rastreados depende mucho de cada acción por lo que he cogido toda la lista ift50 y la voy a pasar por la versión 1.01 para ver en cuales funciona mejor.</text:p>
      <text:p text:style-name="P5"/>
      <text:p text:style-name="P5">-Una vez que tenga una lista con la acciones que mejor funcionan pasaré a intentar ajustarlas con el atr.</text:p>
      <text:p text:style-name="P5"/>
      <text:p text:style-name="P5"/>
      <text:p text:style-name="P5"/>
      <text:p text:style-name="P5"><text:soft-page-break/>-Siguientes versiones:</text:p>
      <text:p text:style-name="P5"/>
      <text:p text:style-name="P5">-Ver estadísticas por hora para determinar si hay algún momento en el día que es mejor evitar. </text:p>
      <text:p text:style-name="P5"/>
      <text:p text:style-name="P5">-Estadísticas por día de la semana, considerar cuales son los más rentables y quizá evitar el resto. </text:p>
      <text:p text:style-name="P5"/>
      <text:p text:style-name="P5">-Explorar otras formas de gestionar las operaciones, entre ellas quiero ver el stop con confirmación y también voy a probar a eliminar el ajuste de stop a 1/3 de mi pérdida.</text:p>
      <text:p text:style-name="P5"/>
      <text:p text:style-name="P5">-Intentar tomar solo las señales de rango estrecho en base a todas las señales que haya tomado.</text:p>
      <text:p text:style-name="P5"><text:s text:c="2"/></text:p>
      <text:p text:style-name="P5"/>
      <text:p text:style-name="P2">-Versión 1.0.2:</text:p>
      <text:p text:style-name="P5"/>
      <text:p text:style-name="P5">-Igual que la versión 1.01 pero voy a quitar que la activación sea con 2 velas, ahora solo puede ser la vela inmediata a la señal del buscador.</text:p>
      <text:p text:style-name="P5"/>
      <text:p text:style-name="P5">-Empeora un poco el resultado especialmente en los cortos pero al menos tengo un mejor control sobre lo que estoy haciendo. </text:p>
      <text:p text:style-name="P5"/>
      <text:p text:style-name="P5">-</text:p>
      <text:p text:style-name="P5"/>
      <text:p text:style-name="P2">-Versión 1.0.3:</text:p>
      <text:p text:style-name="P5"/>
      <text:p text:style-name="P5">-Voy a probar de nuevo la versión 1.01 tal cual está pero con la nueva lista de acciones. Tuve que cambiar algunas acciones, voy a anotar las nuevas estadísticas. Ya quité el ajuste de stop a 1/3 de mi RU.</text:p>
      <text:p text:style-name="P5"/>
      <text:p text:style-name="P5"/>
      <text:p text:style-name="P2">-Versión 1.0.4:</text:p>
      <text:p text:style-name="P5"/>
      <text:p text:style-name="P5">-Voy usar la versión 1.03 pero eliminando el ajuste de stop BE de mi operación para ver como funciona. La ganancia por operación mejora un poco pero el porcentaje de acierto cae bastante y en los corto incluso empeora la ganancia por operación por lo que no lo voy a utilizar.</text:p>
      <text:p text:style-name="P5"/>
      <text:p text:style-name="P5"/>
      <text:p text:style-name="P5"/>
      <text:p text:style-name="P5"/>
      <text:p text:style-name="P5"/>
      <text:p text:style-name="P5"/>
      <text:p text:style-name="P2"><text:soft-page-break/>-Versión 1.1.3:</text:p>
      <text:p text:style-name="P5"/>
      <text:p text:style-name="P5">-Voy a comenzar usando la versión 1.0.3 para la optimización. En esta versión voy a tomar únicamente las operaciones con una señal de rango estrecho para eso lo que voy a hacer voy a ordenar las operaciones por el tamaño de la entrada y voy a ver las estadísticas del 20% menores por cada acción. Tanto el porcentaje de acierto como el beneficio por operación mejoran muy significativamente cuando la entrada es de bajo riesgo, podría usar esta configuración a partir de ahora. <text:s/>Voy ver también las estadísticas con el 35% inferior para ver si así puedo tomar ás operaciones sin que las estadísticas emperoren demasiado. Luego también quiero ver las estadísticas entre los largos y los cortos. Empeora un poco pero sigue siendo muy decente por lo que voy a tomarla así y a partir de aquí empezar a optimizar. </text:p>
      <text:p text:style-name="P5"/>
      <text:p text:style-name="P5"/>
      <text:p text:style-name="P2">-Versión 1.2.3:</text:p>
      <text:p text:style-name="P5"/>
      <text:p text:style-name="P5">-Voy a utilizar la versión anterior y lo que voy a hacer ahora es tomar sólo aquellas operaciones que me den por lo menos un 1:1 hasta el alto anterior (en el caso de los largos), para ello voy a obtener el alto de las 10 últimas velas , si a mi entrada le sumo mi RU y el resultado es más alto que éste entonces diré que no tengo un 1:1 y simplemente no tomaré la operación. <text:s/>Los largos mejoran significativamente pero los cortos sin embargo empeoran una poco. No voy a seguir con esta configuración ya que me quita demasiadas operciones para la diferencia que me da.</text:p>
      <text:p text:style-name="P5"/>
      <text:p text:style-name="P5"/>
      <text:p text:style-name="P2">-Versión 1.3.3:</text:p>
      <text:p text:style-name="P5"/>
      <text:p text:style-name="P5">-En esta versión voy a utilizar la versión 1.1.3 como base y lo que voy a hacer es añadirle el indicador de ADX, y como el indicador ADX se mueve en un rango de entrar 0 a 100 lo que voy a hacer es ver las estadísticas para dada cuarto es decir para entre 0-25, 25-50, 50-75 y 75-100. Solamente me quedaré con la que tenga mejores estadísticas. Le voy a poner 20 vueltas para tener más operaciones y las estadísticas sean más fiables.</text:p>
      <text:p text:style-name="P5"/>
      <text:p text:style-name="P5">-Entre 31 – 40 tiene unas muy buenas estadísticas pero son muy pocas operaciones por lo que voy a mirar las de 25 – 45. Los cortos no cambian pero los largos si que empeoran bastante por lo que para los largos voy a buscar otra configuración.</text:p>
      <text:p text:style-name="P5"/>
      <text:p text:style-name="P5">-Despuiés de varias combinaciones he visto que lo más óptimo es:</text:p>
      <text:p text:style-name="P5"><text:s/></text:p>
      <text:p text:style-name="P5">-Para los largos: ADX 30 – 45.</text:p>
      <text:p text:style-name="P5">-Para los cortos: ADX 25 – 40.</text:p>
      <text:p text:style-name="P5"/>
      <text:p text:style-name="P5"/>
      <text:p text:style-name="P2"><text:soft-page-break/>-Versión 1.3.4:</text:p>
      <text:p text:style-name="P5"/>
      <text:p text:style-name="P5">-Simplemente voy a probar la versión anterior pero con velas de 15 minutos. </text:p>
      <text:p text:style-name="P5"/>
      <text:p text:style-name="P5">-En los largo empeora bastante pero sin embargo en los cortos da unos resuntados muy buenos por lo que puedo tratar de implementarlo para los cortos con una ADX de <text:span text:style-name="T1">30 a 50</text:span>. </text:p>
      <text:p text:style-name="P5"/>
      <text:p text:style-name="P5">-En esta versión también he implementado el timeout para una petición que se queda atasc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9DT19H4M16S</meta:editing-duration>
    <meta:editing-cycles>11</meta:editing-cycles>
    <meta:generator>OpenOffice/4.1.5$Win32 OpenOffice.org_project/415m1$Build-9789</meta:generator>
    <dc:date>2022-01-18T22:16:24.78</dc:date>
    <dc:creator>fernando zunzunegui gonzález</dc:creator>
    <meta:document-statistic meta:table-count="0" meta:image-count="0" meta:object-count="0" meta:page-count="6" meta:paragraph-count="69" meta:word-count="1552" meta:character-count="8370"/>
    <meta:user-defined meta:name="Info 1"/>
    <meta:user-defined meta:name="Info 2"/>
    <meta:user-defined meta:name="Info 3"/>
    <meta:user-defined meta:name="Info 4"/>
  </office:meta>
</office:document-meta>
</file>